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start-width="0.276cm" draw:marker-end="Arrow" draw:marker-end-width="0.376cm" draw:fill="none" draw:textarea-vertical-align="middle"/>
    </style:style>
    <style:style style:name="gr2" style:family="graphic" style:parent-style-name="objectwithoutfill">
      <style:graphic-properties svg:stroke-color="#cccccc" draw:marker-start-width="0.276cm" draw:marker-end="Arrow" draw:marker-end-width="0.376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solid" draw:fill="solid" draw:fill-color="#e6e6e6" fo:min-height="0.445cm"/>
    </style:style>
    <style:style style:name="gr5" style:family="graphic" style:parent-style-name="standard">
      <style:graphic-properties draw:stroke="solid" draw:fill="solid" draw:fill-color="#e6e6e6" fo:min-height="0.444cm"/>
    </style:style>
    <style:style style:name="gr6" style:family="graphic" style:parent-style-name="objectwithoutfill">
      <style:graphic-properties svg:stroke-width="0.051cm" svg:stroke-color="#ff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fo:min-he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solid" draw:fill-color="#f3c3c3" fo:min-height="0.512cm"/>
    </style:style>
    <style:style style:name="gr10" style:family="graphic" style:parent-style-name="objectwithoutfill">
      <style:graphic-properties svg:stroke-color="#000000" draw:marker-start-width="0.276cm" draw:marker-end="Arrow" draw:marker-end-width="0.376cm" draw:fill="none" draw:textarea-vertical-align="middle"/>
    </style:style>
    <style:style style:name="gr11" style:family="graphic" style:parent-style-name="standard">
      <style:graphic-properties draw:stroke="solid" draw:fill="solid" draw:fill-color="#cccccc" fo:min-height="0.445cm"/>
    </style:style>
    <style:style style:name="gr12" style:family="graphic" style:parent-style-name="standard">
      <style:graphic-properties draw:stroke="solid" draw:fill="solid" draw:fill-color="#cccccc" fo:min-height="0.444cm"/>
    </style:style>
    <style:style style:name="gr13" style:family="graphic" style:parent-style-name="standard">
      <style:graphic-properties draw:fill="solid" draw:fill-color="#def3c3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solid" draw:fill-color="#def3c3" draw:textarea-horizontal-align="left" draw:auto-grow-height="true" draw:auto-grow-width="true" fo:min-height="4.402cm" fo:min-width="0cm"/>
    </style:style>
    <style:style style:name="gr15" style:family="graphic" style:parent-style-name="standard">
      <style:graphic-properties draw:stroke="none" draw:fill="none" fo:min-height="0.476cm"/>
    </style:style>
    <style:style style:name="gr16" style:family="graphic" style:parent-style-name="standard">
      <style:graphic-properties draw:fill-color="#f3c3c3" draw:textarea-horizontal-align="justify" draw:textarea-vertical-align="middle" draw:auto-grow-height="false"/>
    </style:style>
    <style:style style:name="gr17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draw:fill="none" fo:min-height="0.183cm"/>
    </style:style>
    <style:style style:name="gr20" style:family="graphic" style:parent-style-name="standard">
      <style:graphic-properties draw:stroke="none" draw:fill="none" fo:min-height="0.294cm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4pt" style:font-size-asian="14pt" style:font-size-complex="14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10.442cm" svg:y1="3.987cm" svg:x2="12.411cm" svg:y2="7.641cm" draw:start-shape="id1" draw:end-shape="id2" draw:end-glue-point="0" svg:d="m10442 3987c0 2740 1969 914 1969 3654" svg:viewBox="0 0 1970 3655">
          <text:p/>
        </draw:connector>
        <draw:connector draw:style-name="gr1" draw:text-style-name="P1" draw:layer="layout" draw:type="curve" svg:x1="10.442cm" svg:y1="3.987cm" svg:x2="5.61cm" svg:y2="7.823cm" draw:start-shape="id1" draw:start-glue-point="2" draw:end-shape="id3" draw:end-glue-point="0" svg:d="m10442 3987c0 2877-4832 959-4832 3836" svg:viewBox="0 0 4833 3837">
          <text:p/>
        </draw:connector>
        <draw:connector draw:style-name="gr1" draw:text-style-name="P1" draw:layer="layout" draw:type="curve" svg:x1="12.411cm" svg:y1="8.366cm" svg:x2="15.513cm" svg:y2="10.078cm" draw:start-shape="id2" draw:end-shape="id4" draw:end-glue-point="0" svg:d="m12411 8366c0 1284 3102 428 3102 1712" svg:viewBox="0 0 3103 1713">
          <text:p/>
        </draw:connector>
        <draw:connector draw:style-name="gr1" draw:text-style-name="P1" draw:layer="layout" draw:type="curve" svg:x1="12.411cm" svg:y1="8.366cm" svg:x2="8.743cm" svg:y2="10.078cm" draw:start-shape="id2" draw:end-shape="id5" draw:end-glue-point="0" svg:d="m12411 8366c0 1284-3668 428-3668 1712" svg:viewBox="0 0 3669 1713">
          <text:p/>
        </draw:connector>
        <draw:connector draw:style-name="gr1" draw:text-style-name="P1" draw:layer="layout" draw:type="curve" svg:x1="12.411cm" svg:y1="8.366cm" svg:x2="12.238cm" svg:y2="10.078cm" draw:start-shape="id2" draw:end-shape="id6" draw:end-glue-point="0" svg:d="m12411 8366c0 1284-173 428-173 1712" svg:viewBox="0 0 174 1713">
          <text:p/>
        </draw:connector>
        <draw:connector draw:style-name="gr2" draw:text-style-name="P1" draw:layer="layout" draw:type="curve" svg:x1="15.513cm" svg:y1="10.803cm" svg:x2="12.717cm" svg:y2="12.404cm" draw:start-shape="id4" draw:start-glue-point="2" draw:end-shape="id7" draw:end-glue-point="0" svg:d="m15513 10803c0 1201-2796 401-2796 1601" svg:viewBox="0 0 2797 1602">
          <text:p/>
        </draw:connector>
        <draw:connector draw:style-name="gr2" draw:text-style-name="P1" draw:layer="layout" draw:type="curve" svg:x1="12.238cm" svg:y1="10.803cm" svg:x2="12.717cm" svg:y2="12.404cm" draw:start-shape="id6" draw:start-glue-point="2" draw:end-shape="id7" svg:d="m12238 10803c0 1201 479 401 479 1601" svg:viewBox="0 0 480 1602">
          <text:p/>
        </draw:connector>
        <draw:connector draw:style-name="gr2" draw:text-style-name="P1" draw:layer="layout" draw:type="curve" svg:x1="8.743cm" svg:y1="10.803cm" svg:x2="12.717cm" svg:y2="12.404cm" draw:start-shape="id5" draw:start-glue-point="2" draw:end-shape="id7" draw:end-glue-point="0" svg:d="m8743 10803c0 1201 3974 401 3974 1601" svg:viewBox="0 0 3975 1602">
          <text:p/>
        </draw:connector>
        <draw:connector draw:style-name="gr3" draw:text-style-name="P1" draw:layer="layout" draw:type="curve" svg:x1="12.717cm" svg:y1="13.129cm" svg:x2="15.778cm" svg:y2="14.614cm" draw:start-shape="id7" draw:start-glue-point="2" draw:end-shape="id8" draw:end-glue-point="0" svg:d="m12717 13129c0 1114 3061 372 3061 1485" svg:viewBox="0 0 3062 1486">
          <text:p/>
        </draw:connector>
        <draw:connector draw:style-name="gr3" draw:text-style-name="P1" draw:layer="layout" draw:type="curve" svg:x1="12.717cm" svg:y1="13.129cm" svg:x2="9.214cm" svg:y2="14.614cm" draw:start-shape="id7" draw:start-glue-point="2" draw:end-shape="id9" draw:end-glue-point="0" svg:d="m12717 13129c0 1114-3503 372-3503 1485" svg:viewBox="0 0 3504 1486">
          <text:p/>
        </draw:connector>
        <draw:connector draw:style-name="gr3" draw:text-style-name="P1" draw:layer="layout" draw:type="curve" svg:x1="12.717cm" svg:y1="13.129cm" svg:x2="12.604cm" svg:y2="14.614cm" draw:start-shape="id7" draw:start-glue-point="2" draw:end-shape="id10" draw:end-glue-point="0" svg:d="m12717 13129c0 1114-113 372-113 1485" svg:viewBox="0 0 114 1486">
          <text:p/>
        </draw:connector>
        <draw:connector draw:style-name="gr2" draw:text-style-name="P1" draw:layer="layout" draw:type="curve" draw:line-skew="2.309cm" svg:x1="5.61cm" svg:y1="8.548cm" svg:x2="8.9cm" svg:y2="18.548cm" draw:start-shape="id3" draw:end-shape="id11" draw:end-glue-point="0" svg:d="m5610 8548c0 10963 3290 5964 3290 10000" svg:viewBox="0 0 3291 10001">
          <text:p/>
        </draw:connector>
        <draw:connector draw:style-name="gr2" draw:text-style-name="P1" draw:layer="layout" draw:type="curve" svg:x1="15.778cm" svg:y1="15.339cm" svg:x2="8.9cm" svg:y2="18.548cm" draw:start-shape="id8" draw:start-glue-point="2" draw:end-shape="id11" svg:d="m15778 15339c0 2407-6878 803-6878 3209" svg:viewBox="0 0 6879 3210">
          <text:p/>
        </draw:connector>
        <draw:connector draw:style-name="gr2" draw:text-style-name="P1" draw:layer="layout" draw:type="curve" svg:x1="12.604cm" svg:y1="15.339cm" svg:x2="8.9cm" svg:y2="18.548cm" draw:start-shape="id10" draw:start-glue-point="2" draw:end-shape="id11" draw:end-glue-point="0" svg:d="m12604 15339c0 2407-3704 803-3704 3209" svg:viewBox="0 0 3705 3210">
          <text:p/>
        </draw:connector>
        <draw:connector draw:style-name="gr2" draw:text-style-name="P1" draw:layer="layout" draw:type="curve" svg:x1="9.214cm" svg:y1="15.339cm" svg:x2="8.9cm" svg:y2="18.548cm" draw:start-shape="id9" draw:start-glue-point="2" draw:end-shape="id11" draw:end-glue-point="0" svg:d="m9214 15339c0 2407-314 803-314 3209" svg:viewBox="0 0 315 3210">
          <text:p/>
        </draw:connector>
        <draw:frame draw:style-name="gr4" draw:text-style-name="P1" xml:id="id1" draw:id="id1" draw:layer="layout" svg:width="2.421cm" svg:height="0.725cm" svg:x="9.232cm" svg:y="3.262cm">
          <draw:text-box>
            <text:p text:style-name="P2"><text:span text:style-name="T1">test_A_3s</text:span></text:p>
          </draw:text-box>
        </draw:frame>
        <draw:frame draw:style-name="gr5" draw:text-style-name="P1" xml:id="id3" draw:id="id3" draw:layer="layout" svg:width="2.968cm" svg:height="0.725cm" svg:x="4.126cm" svg:y="7.823cm">
          <draw:text-box>
            <text:p text:style-name="P2"><text:span text:style-name="T1">test_B2_10s</text:span></text:p>
          </draw:text-box>
        </draw:frame>
        <draw:frame draw:style-name="gr5" draw:text-style-name="P1" xml:id="id2" draw:id="id2" draw:layer="layout" svg:width="2.659cm" svg:height="0.725cm" svg:x="11.082cm" svg:y="7.641cm">
          <draw:text-box>
            <text:p text:style-name="P2"><text:span text:style-name="T1">test_B1_1s</text:span></text:p>
          </draw:text-box>
        </draw:frame>
        <draw:frame draw:style-name="gr5" draw:text-style-name="P1" xml:id="id5" draw:id="id5" draw:layer="layout" svg:width="2.721cm" svg:height="0.725cm" svg:x="7.383cm" svg:y="10.078cm">
          <draw:text-box>
            <text:p text:style-name="P2"><text:span text:style-name="T1">test_C3_3s</text:span></text:p>
          </draw:text-box>
        </draw:frame>
        <draw:frame draw:style-name="gr5" draw:text-style-name="P1" xml:id="id6" draw:id="id6" draw:layer="layout" svg:width="3.005cm" svg:height="0.725cm" svg:x="10.736cm" svg:y="10.078cm">
          <draw:text-box>
            <text:p text:style-name="P2"><text:span text:style-name="T1">test_C2_10s</text:span></text:p>
          </draw:text-box>
        </draw:frame>
        <draw:frame draw:style-name="gr5" draw:text-style-name="P1" xml:id="id4" draw:id="id4" draw:layer="layout" svg:width="2.695cm" svg:height="0.725cm" svg:x="14.166cm" svg:y="10.078cm">
          <draw:text-box>
            <text:p text:style-name="P2"><text:span text:style-name="T1">test_C1_1s</text:span></text:p>
          </draw:text-box>
        </draw:frame>
        <draw:frame draw:style-name="gr5" draw:text-style-name="P1" xml:id="id7" draw:id="id7" draw:layer="layout" svg:width="2.44cm" svg:height="0.725cm" svg:x="11.497cm" svg:y="12.404cm">
          <draw:text-box>
            <text:p text:style-name="P2"><text:span text:style-name="T1">test_D_3s</text:span></text:p>
          </draw:text-box>
        </draw:frame>
        <draw:frame draw:style-name="gr5" draw:text-style-name="P1" xml:id="id9" draw:id="id9" draw:layer="layout" svg:width="2.658cm" svg:height="0.725cm" svg:x="7.885cm" svg:y="14.614cm">
          <draw:text-box>
            <text:p text:style-name="P2"><text:span text:style-name="T1">test_E3_3s</text:span></text:p>
          </draw:text-box>
        </draw:frame>
        <draw:frame draw:style-name="gr5" draw:text-style-name="P1" xml:id="id8" draw:id="id8" draw:layer="layout" svg:width="2.658cm" svg:height="0.725cm" svg:x="14.449cm" svg:y="14.614cm">
          <draw:text-box>
            <text:p text:style-name="P2"><text:span text:style-name="T1">test_E1_1s</text:span></text:p>
          </draw:text-box>
        </draw:frame>
        <draw:frame draw:style-name="gr5" draw:text-style-name="P1" xml:id="id10" draw:id="id10" draw:layer="layout" svg:width="2.946cm" svg:height="0.725cm" svg:x="11.131cm" svg:y="14.614cm">
          <draw:text-box>
            <text:p text:style-name="P2"><text:span text:style-name="T1">test_E2_10s</text:span></text:p>
          </draw:text-box>
        </draw:frame>
        <draw:frame draw:style-name="gr4" draw:text-style-name="P1" xml:id="id11" draw:id="id11" draw:layer="layout" svg:width="2.571cm" svg:height="0.725cm" svg:x="7.615cm" svg:y="18.548cm">
          <draw:text-box>
            <text:p text:style-name="P2"><text:span text:style-name="T1">test_F_3s</text:span></text:p>
          </draw:text-box>
        </draw:frame>
        <draw:connector draw:style-name="gr6" draw:text-style-name="P2" draw:layer="layout" draw:line-skew="3.896cm" svg:x1="13.741cm" svg:y1="8.003cm" svg:x2="13.937cm" svg:y2="12.766cm" draw:start-shape="id2" draw:start-glue-point="1" draw:end-shape="id7" draw:end-glue-point="1" svg:d="m13741 8003h4593v4763h-4397" svg:viewBox="0 0 4594 4764">
          <text:p/>
        </draw:connector>
        <draw:frame draw:style-name="gr7" draw:text-style-name="P1" draw:layer="layout" svg:width="2.499cm" svg:height="0.725cm" svg:x="15.949cm" svg:y="7.323cm">
          <draw:text-box>
            <text:p text:style-name="P2"><text:span text:style-name="T1">join trigger</text:span></text:p>
          </draw:text-box>
        </draw:frame>
        <draw:connector draw:style-name="gr6" draw:text-style-name="P2" draw:layer="layout" draw:line-skew="-3.504cm" svg:x1="9.232cm" svg:y1="3.624cm" svg:x2="7.615cm" svg:y2="18.91cm" draw:start-shape="id1" draw:start-glue-point="3" draw:end-shape="id11" draw:end-glue-point="3" svg:d="m9232 3624h-5622v15286h4005" svg:viewBox="0 0 5623 15287">
          <text:p/>
        </draw:connector>
        <draw:frame draw:style-name="gr7" draw:text-style-name="P1" draw:layer="layout" svg:width="2.499cm" svg:height="0.725cm" svg:x="3.768cm" svg:y="2.957cm">
          <draw:text-box>
            <text:p text:style-name="P2"><text:span text:style-name="T1">join trigger</text:span></text:p>
          </draw:text-box>
        </draw:frame>
        <draw:frame draw:style-name="gr8" draw:text-style-name="P3" draw:layer="layout" svg:width="7.436cm" svg:height="0.962cm" svg:x="1.182cm" svg:y="1.186cm">
          <draw:text-box>
            <text:p><text:span text:style-name="T2">Problem with Join Plugin</text:span></text:p>
          </draw:text-box>
        </draw:frame>
        <draw:frame draw:style-name="gr9" draw:text-style-name="P5" draw:layer="layout" svg:width="8.129cm" svg:height="1.361cm" svg:x="12.171cm" svg:y="4.171cm">
          <draw:text-box>
            <text:p text:style-name="P4"><text:span text:style-name="T3">Doesn't work! test_F is triggered too early, for example.</text:span></text:p>
          </draw:text-box>
        </draw:frame>
      </draw:page>
      <draw:page draw:name="page2" draw:style-name="dp1" draw:master-page-name="Default">
        <draw:connector draw:style-name="gr1" draw:text-style-name="P1" draw:layer="layout" draw:type="curve" svg:x1="2.486cm" svg:y1="7.687cm" svg:x2="5.328cm" svg:y2="5.236cm" draw:start-shape="id12" draw:start-glue-point="1" draw:end-shape="id13" draw:end-glue-point="3" svg:d="m2486 7687c2131 0 711-2451 2842-2451" svg:viewBox="0 0 2843 2452">
          <text:p/>
        </draw:connector>
        <draw:connector draw:style-name="gr1" draw:text-style-name="P1" draw:layer="layout" draw:type="curve" svg:x1="2.486cm" svg:y1="7.687cm" svg:x2="5.317cm" svg:y2="10.604cm" draw:start-shape="id12" draw:start-glue-point="1" draw:end-shape="id14" draw:end-glue-point="3" svg:d="m2486 7687c2124 0 709 2917 2831 2917" svg:viewBox="0 0 2832 2918">
          <text:p/>
        </draw:connector>
        <draw:connector draw:style-name="gr1" draw:text-style-name="P1" draw:layer="layout" draw:type="curve" svg:x1="6.399cm" svg:y1="5.236cm" svg:x2="9.464cm" svg:y2="6.769cm" draw:start-shape="id13" draw:start-glue-point="1" draw:end-shape="id15" draw:end-glue-point="3" svg:d="m6399 5236c2299 0 767 1533 3065 1533" svg:viewBox="0 0 3066 1534">
          <text:p/>
        </draw:connector>
        <draw:connector draw:style-name="gr1" draw:text-style-name="P1" draw:layer="layout" draw:type="curve" svg:x1="6.399cm" svg:y1="5.236cm" svg:x2="9.472cm" svg:y2="3.703cm" draw:start-shape="id13" draw:start-glue-point="1" draw:end-shape="id16" draw:end-glue-point="3" svg:d="m6399 5236c2305 0 769-1533 3073-1533" svg:viewBox="0 0 3074 1534">
          <text:p/>
        </draw:connector>
        <draw:connector draw:style-name="gr1" draw:text-style-name="P1" draw:layer="layout" draw:type="curve" svg:x1="6.399cm" svg:y1="5.236cm" svg:x2="9.447cm" svg:y2="5.236cm" draw:start-shape="id13" draw:start-glue-point="1" draw:end-shape="id17" draw:end-glue-point="3" svg:d="m6399 5236h3048" svg:viewBox="0 0 3049 1">
          <text:p/>
        </draw:connector>
        <draw:connector draw:style-name="gr10" draw:text-style-name="P1" draw:layer="layout" draw:type="curve" svg:x1="10.523cm" svg:y1="6.769cm" svg:x2="13.304cm" svg:y2="5.236cm" draw:start-shape="id15" draw:end-shape="id18" draw:end-glue-point="3" svg:d="m10523 6769c2086 0 696-1533 2781-1533" svg:viewBox="0 0 2782 1534">
          <text:p/>
        </draw:connector>
        <draw:connector draw:style-name="gr10" draw:text-style-name="P1" draw:layer="layout" draw:type="curve" svg:x1="10.539cm" svg:y1="5.236cm" svg:x2="13.304cm" svg:y2="5.236cm" draw:start-shape="id17" draw:start-glue-point="1" draw:end-shape="id18" draw:end-glue-point="3" svg:d="m10539 5236h2765" svg:viewBox="0 0 2766 1">
          <text:p/>
        </draw:connector>
        <draw:connector draw:style-name="gr10" draw:text-style-name="P1" draw:layer="layout" draw:type="curve" svg:x1="10.515cm" svg:y1="3.703cm" svg:x2="13.304cm" svg:y2="5.236cm" draw:start-shape="id16" draw:start-glue-point="1" draw:end-shape="id18" draw:end-glue-point="3" svg:d="m10515 3703c2092 0 698 1533 2789 1533" svg:viewBox="0 0 2790 1534">
          <text:p/>
        </draw:connector>
        <draw:connector draw:style-name="gr3" draw:text-style-name="P1" draw:layer="layout" draw:type="curve" svg:x1="14.202cm" svg:y1="5.236cm" svg:x2="17.245cm" svg:y2="3.479cm" draw:start-shape="id18" draw:start-glue-point="1" draw:end-shape="id19" draw:end-glue-point="3" svg:d="m14202 5236c2283 0 762-1757 3043-1757" svg:viewBox="0 0 3044 1758">
          <text:p/>
        </draw:connector>
        <draw:connector draw:style-name="gr3" draw:text-style-name="P1" draw:layer="layout" draw:type="curve" svg:x1="14.202cm" svg:y1="5.236cm" svg:x2="17.199cm" svg:y2="5.236cm" draw:start-shape="id18" draw:start-glue-point="1" draw:end-shape="id20" draw:end-glue-point="3" svg:d="m14202 5236h2997" svg:viewBox="0 0 2998 1">
          <text:p/>
        </draw:connector>
        <draw:connector draw:style-name="gr10" draw:text-style-name="P1" draw:layer="layout" draw:type="curve" svg:x1="18.294cm" svg:y1="7.369cm" svg:x2="22.194cm" svg:y2="5.236cm" draw:start-shape="id21" draw:start-glue-point="1" draw:end-shape="id22" draw:end-glue-point="3" svg:d="m18294 7369c2925 0 975-2133 3900-2133" svg:viewBox="0 0 3901 2134">
          <text:p/>
        </draw:connector>
        <draw:connector draw:style-name="gr10" draw:text-style-name="P1" draw:layer="layout" draw:type="curve" svg:x1="18.337cm" svg:y1="5.236cm" svg:x2="22.194cm" svg:y2="5.236cm" draw:start-shape="id20" draw:start-glue-point="1" draw:end-shape="id22" draw:end-glue-point="3" svg:d="m18337 5236h3857" svg:viewBox="0 0 3858 1">
          <text:p/>
        </draw:connector>
        <draw:connector draw:style-name="gr10" draw:text-style-name="P1" draw:layer="layout" draw:type="curve" svg:x1="18.292cm" svg:y1="3.479cm" svg:x2="22.194cm" svg:y2="5.236cm" draw:start-shape="id19" draw:start-glue-point="1" draw:end-shape="id22" draw:end-glue-point="3" svg:d="m18292 3479c2926 0 976 1757 3902 1757" svg:viewBox="0 0 3903 1758">
          <text:p/>
        </draw:connector>
        <draw:frame draw:style-name="gr11" draw:text-style-name="P1" xml:id="id12" draw:id="id12" draw:layer="layout" svg:width="1.179cm" svg:height="0.725cm" svg:x="1.307cm" svg:y="7.325cm">
          <draw:text-box>
            <text:p text:style-name="P2"><text:span text:style-name="T1">A</text:span></text:p>
          </draw:text-box>
        </draw:frame>
        <draw:frame draw:style-name="gr12" draw:text-style-name="P1" xml:id="id14" draw:id="id14" draw:layer="layout" svg:width="1.093cm" svg:height="0.725cm" svg:x="5.317cm" svg:y="10.242cm">
          <draw:text-box>
            <text:p text:style-name="P2"><text:span text:style-name="T1">B2</text:span></text:p>
          </draw:text-box>
        </draw:frame>
        <draw:frame draw:style-name="gr12" draw:text-style-name="P1" xml:id="id13" draw:id="id13" draw:layer="layout" svg:width="1.071cm" svg:height="0.725cm" svg:x="5.328cm" svg:y="4.874cm">
          <draw:text-box>
            <text:p text:style-name="P2"><text:span text:style-name="T1">B1</text:span></text:p>
          </draw:text-box>
        </draw:frame>
        <draw:frame draw:style-name="gr12" draw:text-style-name="P1" xml:id="id16" draw:id="id16" draw:layer="layout" svg:width="1.043cm" svg:height="0.725cm" svg:x="9.472cm" svg:y="3.341cm">
          <draw:text-box>
            <text:p text:style-name="P2"><text:span text:style-name="T1">C1</text:span></text:p>
          </draw:text-box>
        </draw:frame>
        <draw:frame draw:style-name="gr12" draw:text-style-name="P1" xml:id="id17" draw:id="id17" draw:layer="layout" svg:width="1.092cm" svg:height="0.725cm" svg:x="9.447cm" svg:y="4.874cm">
          <draw:text-box>
            <text:p text:style-name="P2"><text:span text:style-name="T1">C2</text:span></text:p>
          </draw:text-box>
        </draw:frame>
        <draw:frame draw:style-name="gr12" draw:text-style-name="P1" xml:id="id15" draw:id="id15" draw:layer="layout" svg:width="1.059cm" svg:height="0.725cm" svg:x="9.464cm" svg:y="6.407cm">
          <draw:text-box>
            <text:p text:style-name="P2"><text:span text:style-name="T1">C3</text:span></text:p>
          </draw:text-box>
        </draw:frame>
        <draw:frame draw:style-name="gr12" draw:text-style-name="P1" xml:id="id18" draw:id="id18" draw:layer="layout" svg:width="0.898cm" svg:height="0.725cm" svg:x="13.304cm" svg:y="4.874cm">
          <draw:text-box>
            <text:p text:style-name="P2"><text:span text:style-name="T1">D</text:span></text:p>
          </draw:text-box>
        </draw:frame>
        <draw:frame draw:style-name="gr12" draw:text-style-name="P1" xml:id="id19" draw:id="id19" draw:layer="layout" svg:width="1.047cm" svg:height="0.725cm" svg:x="17.245cm" svg:y="3.117cm">
          <draw:text-box>
            <text:p text:style-name="P2"><text:span text:style-name="T1">E1</text:span></text:p>
          </draw:text-box>
        </draw:frame>
        <draw:frame draw:style-name="gr12" draw:text-style-name="P1" xml:id="id21" draw:id="id21" draw:layer="layout" svg:width="1.051cm" svg:height="0.725cm" svg:x="17.243cm" svg:y="7.007cm">
          <draw:text-box>
            <text:p text:style-name="P2"><text:span text:style-name="T1">E3</text:span></text:p>
          </draw:text-box>
        </draw:frame>
        <draw:frame draw:style-name="gr12" draw:text-style-name="P1" xml:id="id20" draw:id="id20" draw:layer="layout" svg:width="1.138cm" svg:height="0.725cm" svg:x="17.199cm" svg:y="4.874cm">
          <draw:text-box>
            <text:p text:style-name="P2"><text:span text:style-name="T1">E2</text:span></text:p>
          </draw:text-box>
        </draw:frame>
        <draw:frame draw:style-name="gr11" draw:text-style-name="P1" xml:id="id22" draw:id="id22" draw:layer="layout" svg:width="0.938cm" svg:height="0.725cm" svg:x="22.194cm" svg:y="4.874cm">
          <draw:text-box>
            <text:p text:style-name="P2"><text:span text:style-name="T1">F</text:span></text:p>
          </draw:text-box>
        </draw:frame>
        <draw:connector draw:style-name="gr10" draw:text-style-name="P1" draw:layer="layout" draw:type="curve" svg:x1="6.41cm" svg:y1="10.604cm" svg:x2="17.243cm" svg:y2="7.369cm" draw:start-shape="id14" draw:start-glue-point="1" draw:end-shape="id21" draw:end-glue-point="3" svg:d="m6410 10604c8125 0 2709-3235 10833-3235" svg:viewBox="0 0 10834 3236">
          <text:p/>
        </draw:connector>
        <draw:connector draw:style-name="gr3" draw:text-style-name="P1" draw:layer="layout" draw:type="curve" svg:x1="14.202cm" svg:y1="5.236cm" svg:x2="17.243cm" svg:y2="7.369cm" draw:start-shape="id18" draw:start-glue-point="1" draw:end-shape="id21" draw:end-glue-point="3" svg:d="m14202 5236c2281 0 761 2133 3041 2133" svg:viewBox="0 0 3042 2134">
          <text:p/>
        </draw:connector>
      </draw:page>
      <draw:page draw:name="page3" draw:style-name="dp1" draw:master-page-name="Default">
        <draw:custom-shape draw:style-name="gr13" draw:text-style-name="P2" draw:layer="layout" svg:width="2.654cm" svg:height="7.146cm" svg:x="4.357cm" svg:y="4.2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2.573cm" svg:height="4.873cm" svg:x="8.529cm" svg:y="2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2.536cm" svg:height="1.909cm" svg:x="12.275cm" svg:y="4.0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2.574cm" svg:height="3.262cm" svg:x="16.438cm" svg:y="2.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2.493cm" svg:height="1.992cm" svg:x="16.274cm" svg:y="6.3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2.712cm" svg:height="1.992cm" svg:x="21.019cm" svg:y="4.2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2.486cm" svg:y1="7.687cm" svg:x2="5.328cm" svg:y2="5.236cm" draw:start-shape="id23" draw:start-glue-point="1" draw:end-shape="id24" draw:end-glue-point="3" svg:d="m2486 7687c2131 0 711-2451 2842-2451" svg:viewBox="0 0 2843 2452">
          <text:p/>
        </draw:connector>
        <draw:connector draw:style-name="gr1" draw:text-style-name="P1" draw:layer="layout" draw:type="curve" svg:x1="2.486cm" svg:y1="7.687cm" svg:x2="5.317cm" svg:y2="10.604cm" draw:start-shape="id23" draw:start-glue-point="1" draw:end-shape="id25" draw:end-glue-point="3" svg:d="m2486 7687c2124 0 709 2917 2831 2917" svg:viewBox="0 0 2832 2918">
          <text:p/>
        </draw:connector>
        <draw:connector draw:style-name="gr1" draw:text-style-name="P1" draw:layer="layout" draw:type="curve" svg:x1="6.399cm" svg:y1="5.236cm" svg:x2="9.464cm" svg:y2="6.769cm" draw:start-shape="id24" draw:start-glue-point="1" draw:end-shape="id26" draw:end-glue-point="3" svg:d="m6399 5236c2299 0 767 1533 3065 1533" svg:viewBox="0 0 3066 1534">
          <text:p/>
        </draw:connector>
        <draw:connector draw:style-name="gr1" draw:text-style-name="P1" draw:layer="layout" draw:type="curve" svg:x1="6.399cm" svg:y1="5.236cm" svg:x2="9.472cm" svg:y2="3.703cm" draw:start-shape="id24" draw:start-glue-point="1" draw:end-shape="id27" draw:end-glue-point="3" svg:d="m6399 5236c2305 0 769-1533 3073-1533" svg:viewBox="0 0 3074 1534">
          <text:p/>
        </draw:connector>
        <draw:connector draw:style-name="gr1" draw:text-style-name="P1" draw:layer="layout" draw:type="curve" svg:x1="6.399cm" svg:y1="5.236cm" svg:x2="9.447cm" svg:y2="5.236cm" draw:start-shape="id24" draw:start-glue-point="1" draw:end-shape="id28" draw:end-glue-point="3" svg:d="m6399 5236h3048" svg:viewBox="0 0 3049 1">
          <text:p/>
        </draw:connector>
        <draw:connector draw:style-name="gr10" draw:text-style-name="P1" draw:layer="layout" draw:type="curve" svg:x1="10.523cm" svg:y1="6.769cm" svg:x2="13.304cm" svg:y2="5.236cm" draw:start-shape="id26" draw:end-shape="id29" draw:end-glue-point="3" svg:d="m10523 6769c2086 0 696-1533 2781-1533" svg:viewBox="0 0 2782 1534">
          <text:p/>
        </draw:connector>
        <draw:connector draw:style-name="gr10" draw:text-style-name="P1" draw:layer="layout" draw:type="curve" svg:x1="10.539cm" svg:y1="5.236cm" svg:x2="13.304cm" svg:y2="5.236cm" draw:start-shape="id28" draw:start-glue-point="1" draw:end-shape="id29" draw:end-glue-point="3" svg:d="m10539 5236h2765" svg:viewBox="0 0 2766 1">
          <text:p/>
        </draw:connector>
        <draw:connector draw:style-name="gr10" draw:text-style-name="P1" draw:layer="layout" draw:type="curve" svg:x1="10.515cm" svg:y1="3.703cm" svg:x2="13.304cm" svg:y2="5.236cm" draw:start-shape="id27" draw:start-glue-point="1" draw:end-shape="id29" draw:end-glue-point="3" svg:d="m10515 3703c2092 0 698 1533 2789 1533" svg:viewBox="0 0 2790 1534">
          <text:p/>
        </draw:connector>
        <draw:connector draw:style-name="gr3" draw:text-style-name="P1" draw:layer="layout" draw:type="curve" svg:x1="14.202cm" svg:y1="5.236cm" svg:x2="17.245cm" svg:y2="3.479cm" draw:start-shape="id29" draw:start-glue-point="1" draw:end-shape="id30" draw:end-glue-point="3" svg:d="m14202 5236c2283 0 762-1757 3043-1757" svg:viewBox="0 0 3044 1758">
          <text:p/>
        </draw:connector>
        <draw:connector draw:style-name="gr3" draw:text-style-name="P1" draw:layer="layout" draw:type="curve" svg:x1="14.202cm" svg:y1="5.236cm" svg:x2="17.199cm" svg:y2="5.236cm" draw:start-shape="id29" draw:start-glue-point="1" draw:end-shape="id31" draw:end-glue-point="3" svg:d="m14202 5236h2997" svg:viewBox="0 0 2998 1">
          <text:p/>
        </draw:connector>
        <draw:connector draw:style-name="gr10" draw:text-style-name="P1" draw:layer="layout" draw:type="curve" svg:x1="18.294cm" svg:y1="7.369cm" svg:x2="22.194cm" svg:y2="5.236cm" draw:start-shape="id32" draw:start-glue-point="1" draw:end-shape="id33" draw:end-glue-point="3" svg:d="m18294 7369c2925 0 975-2133 3900-2133" svg:viewBox="0 0 3901 2134">
          <text:p/>
        </draw:connector>
        <draw:connector draw:style-name="gr10" draw:text-style-name="P1" draw:layer="layout" draw:type="curve" svg:x1="18.337cm" svg:y1="5.236cm" svg:x2="22.194cm" svg:y2="5.236cm" draw:start-shape="id31" draw:start-glue-point="1" draw:end-shape="id33" draw:end-glue-point="3" svg:d="m18337 5236h3857" svg:viewBox="0 0 3858 1">
          <text:p/>
        </draw:connector>
        <draw:connector draw:style-name="gr10" draw:text-style-name="P1" draw:layer="layout" draw:type="curve" svg:x1="18.292cm" svg:y1="3.479cm" svg:x2="22.194cm" svg:y2="5.236cm" draw:start-shape="id30" draw:start-glue-point="1" draw:end-shape="id33" draw:end-glue-point="3" svg:d="m18292 3479c2926 0 976 1757 3902 1757" svg:viewBox="0 0 3903 1758">
          <text:p/>
        </draw:connector>
        <draw:frame draw:style-name="gr11" draw:text-style-name="P1" xml:id="id23" draw:id="id23" draw:layer="layout" svg:width="1.179cm" svg:height="0.725cm" svg:x="1.307cm" svg:y="7.325cm">
          <draw:text-box>
            <text:p text:style-name="P2"><text:span text:style-name="T1">A</text:span></text:p>
          </draw:text-box>
        </draw:frame>
        <draw:frame draw:style-name="gr12" draw:text-style-name="P1" xml:id="id25" draw:id="id25" draw:layer="layout" svg:width="1.093cm" svg:height="0.725cm" svg:x="5.317cm" svg:y="10.242cm">
          <draw:text-box>
            <text:p text:style-name="P2"><text:span text:style-name="T1">B2</text:span></text:p>
          </draw:text-box>
        </draw:frame>
        <draw:frame draw:style-name="gr12" draw:text-style-name="P1" xml:id="id24" draw:id="id24" draw:layer="layout" svg:width="1.071cm" svg:height="0.725cm" svg:x="5.328cm" svg:y="4.874cm">
          <draw:text-box>
            <text:p text:style-name="P2"><text:span text:style-name="T1">B1</text:span></text:p>
          </draw:text-box>
        </draw:frame>
        <draw:frame draw:style-name="gr12" draw:text-style-name="P1" xml:id="id27" draw:id="id27" draw:layer="layout" svg:width="1.043cm" svg:height="0.725cm" svg:x="9.472cm" svg:y="3.341cm">
          <draw:text-box>
            <text:p text:style-name="P2"><text:span text:style-name="T1">C1</text:span></text:p>
          </draw:text-box>
        </draw:frame>
        <draw:frame draw:style-name="gr12" draw:text-style-name="P1" xml:id="id28" draw:id="id28" draw:layer="layout" svg:width="1.092cm" svg:height="0.725cm" svg:x="9.447cm" svg:y="4.874cm">
          <draw:text-box>
            <text:p text:style-name="P2"><text:span text:style-name="T1">C2</text:span></text:p>
          </draw:text-box>
        </draw:frame>
        <draw:frame draw:style-name="gr12" draw:text-style-name="P1" xml:id="id26" draw:id="id26" draw:layer="layout" svg:width="1.059cm" svg:height="0.725cm" svg:x="9.464cm" svg:y="6.407cm">
          <draw:text-box>
            <text:p text:style-name="P2"><text:span text:style-name="T1">C3</text:span></text:p>
          </draw:text-box>
        </draw:frame>
        <draw:frame draw:style-name="gr12" draw:text-style-name="P1" xml:id="id29" draw:id="id29" draw:layer="layout" svg:width="0.898cm" svg:height="0.725cm" svg:x="13.304cm" svg:y="4.874cm">
          <draw:text-box>
            <text:p text:style-name="P2"><text:span text:style-name="T1">D</text:span></text:p>
          </draw:text-box>
        </draw:frame>
        <draw:frame draw:style-name="gr12" draw:text-style-name="P1" xml:id="id30" draw:id="id30" draw:layer="layout" svg:width="1.047cm" svg:height="0.725cm" svg:x="17.245cm" svg:y="3.117cm">
          <draw:text-box>
            <text:p text:style-name="P2"><text:span text:style-name="T1">E1</text:span></text:p>
          </draw:text-box>
        </draw:frame>
        <draw:frame draw:style-name="gr12" draw:text-style-name="P1" xml:id="id32" draw:id="id32" draw:layer="layout" svg:width="1.051cm" svg:height="0.725cm" svg:x="17.243cm" svg:y="7.007cm">
          <draw:text-box>
            <text:p text:style-name="P2"><text:span text:style-name="T1">E3</text:span></text:p>
          </draw:text-box>
        </draw:frame>
        <draw:frame draw:style-name="gr12" draw:text-style-name="P1" xml:id="id31" draw:id="id31" draw:layer="layout" svg:width="1.138cm" svg:height="0.725cm" svg:x="17.199cm" svg:y="4.874cm">
          <draw:text-box>
            <text:p text:style-name="P2"><text:span text:style-name="T1">E2</text:span></text:p>
          </draw:text-box>
        </draw:frame>
        <draw:frame draw:style-name="gr11" draw:text-style-name="P1" xml:id="id33" draw:id="id33" draw:layer="layout" svg:width="0.938cm" svg:height="0.725cm" svg:x="22.194cm" svg:y="4.874cm">
          <draw:text-box>
            <text:p text:style-name="P2"><text:span text:style-name="T1">F</text:span></text:p>
          </draw:text-box>
        </draw:frame>
        <draw:connector draw:style-name="gr10" draw:text-style-name="P1" draw:layer="layout" draw:type="curve" svg:x1="6.41cm" svg:y1="10.604cm" svg:x2="17.243cm" svg:y2="7.369cm" draw:start-shape="id25" draw:start-glue-point="1" draw:end-shape="id32" draw:end-glue-point="3" svg:d="m6410 10604c8125 0 2709-3235 10833-3235" svg:viewBox="0 0 10834 3236">
          <text:p/>
        </draw:connector>
        <draw:connector draw:style-name="gr3" draw:text-style-name="P1" draw:layer="layout" draw:type="curve" svg:x1="14.202cm" svg:y1="5.236cm" svg:x2="17.243cm" svg:y2="7.369cm" draw:start-shape="id29" draw:start-glue-point="1" draw:end-shape="id32" draw:end-glue-point="3" svg:d="m14202 5236c2281 0 761 2133 3041 2133" svg:viewBox="0 0 3042 2134">
          <text:p/>
        </draw:connector>
        <draw:frame draw:style-name="gr14" draw:text-style-name="P6" draw:layer="layout" svg:width="7.567cm" svg:height="4.652cm" svg:x="17.223cm" svg:y="10.82cm">
          <draw:text-box>
            <text:p><text:span text:style-name="T4">All downstream job triggering is</text:span></text:p>
            <text:p><text:span text:style-name="T4">defined in A as promotions:</text:span></text:p>
            <text:p><text:span text:style-name="T5"/></text:p>
            <text:p><text:span text:style-name="T5">1:</text:span><text:span text:style-name="T4"> trigger B1-2 when A succeeds</text:span></text:p>
            <text:p><text:span text:style-name="T5">2:</text:span><text:span text:style-name="T4"> trigger C1-3 when B1 succeeds</text:span></text:p>
            <text:p><text:span text:style-name="T5">3: </text:span><text:span text:style-name="T6">trigger D when C1-3 succeed</text:span></text:p>
            <text:p><text:span text:style-name="T5">4:</text:span><text:span text:style-name="T4"> trigger E1-2 when D succeeds</text:span></text:p>
            <text:p><text:span text:style-name="T5">5: </text:span><text:span text:style-name="T6">trigger E3 when D and B2 succeed</text:span></text:p>
            <text:p><text:span text:style-name="T5">6: </text:span><text:span text:style-name="T6">trigger F when E1-3 succeed</text:span></text:p>
          </draw:text-box>
        </draw:frame>
        <draw:frame draw:style-name="gr15" draw:layer="layout" svg:width="0.739cm" svg:height="0.726cm" svg:x="4.423cm" svg:y="4.338cm">
          <draw:text-box>
            <text:p><text:span text:style-name="T5">1</text:span></text:p>
          </draw:text-box>
        </draw:frame>
        <draw:frame draw:style-name="gr15" draw:layer="layout" svg:width="0.739cm" svg:height="0.726cm" svg:x="8.624cm" svg:y="2.746cm">
          <draw:text-box>
            <text:p><text:span text:style-name="T5">2</text:span></text:p>
          </draw:text-box>
        </draw:frame>
        <draw:frame draw:style-name="gr15" draw:layer="layout" svg:width="0.739cm" svg:height="0.726cm" svg:x="12.225cm" svg:y="4.146cm">
          <draw:text-box>
            <text:p><text:span text:style-name="T5">3</text:span></text:p>
          </draw:text-box>
        </draw:frame>
        <draw:frame draw:style-name="gr15" draw:layer="layout" svg:width="0.739cm" svg:height="0.726cm" svg:x="16.426cm" svg:y="2.646cm">
          <draw:text-box>
            <text:p><text:span text:style-name="T5">4</text:span></text:p>
          </draw:text-box>
        </draw:frame>
        <draw:frame draw:style-name="gr15" draw:layer="layout" svg:width="0.739cm" svg:height="0.726cm" svg:x="16.427cm" svg:y="6.346cm">
          <draw:text-box>
            <text:p><text:span text:style-name="T5">5</text:span></text:p>
          </draw:text-box>
        </draw:frame>
        <draw:frame draw:style-name="gr15" draw:layer="layout" svg:width="0.739cm" svg:height="0.726cm" svg:x="20.928cm" svg:y="4.346cm">
          <draw:text-box>
            <text:p><text:span text:style-name="T5">6</text:span></text:p>
          </draw:text-box>
        </draw:frame>
      </draw:page>
      <draw:page draw:name="page4" draw:style-name="dp1" draw:master-page-name="Default">
        <draw:g>
          <draw:frame draw:style-name="gr11" draw:text-style-name="P1" draw:layer="layout" svg:width="2.584cm" svg:height="0.725cm" svg:x="2.083cm" svg:y="15.001cm">
            <draw:text-box>
              <text:p text:style-name="P2"><text:span text:style-name="T1">A</text:span></text:p>
            </draw:text-box>
          </draw:frame>
          <draw:frame draw:style-name="gr12" draw:text-style-name="P1" draw:layer="layout" svg:width="10.34cm" svg:height="0.725cm" svg:x="4.723cm" svg:y="17.755cm">
            <draw:text-box>
              <text:p text:style-name="P2"><text:span text:style-name="T1">B2</text:span></text:p>
            </draw:text-box>
          </draw:frame>
          <draw:frame draw:style-name="gr12" draw:text-style-name="P1" draw:layer="layout" svg:width="4.307cm" svg:height="0.725cm" svg:x="6.647cm" svg:y="12.005cm">
            <draw:text-box>
              <text:p text:style-name="P2"><text:span text:style-name="T1">C1</text:span></text:p>
            </draw:text-box>
          </draw:frame>
          <draw:frame draw:style-name="gr12" draw:text-style-name="P1" draw:layer="layout" svg:width="1.701cm" svg:height="0.725cm" svg:x="6.639cm" svg:y="15.65cm">
            <draw:text-box>
              <text:p text:style-name="P2"><text:span text:style-name="T1">C3</text:span></text:p>
            </draw:text-box>
          </draw:frame>
          <draw:frame draw:style-name="gr12" draw:text-style-name="P1" draw:layer="layout" svg:width="3.488cm" svg:height="0.725cm" svg:x="15.093cm" svg:y="15.65cm">
            <draw:text-box>
              <text:p text:style-name="P2"><text:span text:style-name="T1">E3</text:span></text:p>
            </draw:text-box>
          </draw:frame>
          <draw:frame draw:style-name="gr12" draw:text-style-name="P1" draw:layer="layout" svg:width="1.678cm" svg:height="0.725cm" svg:x="13.074cm" svg:y="12.005cm">
            <draw:text-box>
              <text:p text:style-name="P2"><text:span text:style-name="T1">E1</text:span></text:p>
            </draw:text-box>
          </draw:frame>
          <draw:custom-shape draw:style-name="gr16" draw:text-style-name="P2" draw:layer="layout" svg:width="2.644cm" svg:height="0.722cm" svg:x="8.309cm" svg:y="15.6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2.085cm" svg:height="0.722cm" svg:x="13.04cm" svg:y="15.6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3.81cm" svg:height="0.732cm" svg:x="14.739cm" svg:y="12.005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" draw:layer="layout" svg:width="1.861cm" svg:height="0.725cm" svg:x="4.735cm" svg:y="13.603cm">
            <draw:text-box>
              <text:p text:style-name="P2"><text:span text:style-name="T1">B1</text:span></text:p>
            </draw:text-box>
          </draw:frame>
          <draw:frame draw:style-name="gr12" draw:text-style-name="P1" draw:layer="layout" svg:width="2.963cm" svg:height="0.725cm" svg:x="6.622cm" svg:y="13.603cm">
            <draw:text-box>
              <text:p text:style-name="P2"><text:span text:style-name="T1">C2</text:span></text:p>
            </draw:text-box>
          </draw:frame>
          <draw:frame draw:style-name="gr12" draw:text-style-name="P1" draw:layer="layout" svg:width="2.06cm" svg:height="0.725cm" svg:x="10.98cm" svg:y="13.603cm">
            <draw:text-box>
              <text:p text:style-name="P2"><text:span text:style-name="T1">D</text:span></text:p>
            </draw:text-box>
          </draw:frame>
          <draw:frame draw:style-name="gr12" draw:text-style-name="P1" draw:layer="layout" svg:width="4.199cm" svg:height="0.725cm" svg:x="13.074cm" svg:y="13.603cm">
            <draw:text-box>
              <text:p text:style-name="P2"><text:span text:style-name="T1">E2</text:span></text:p>
            </draw:text-box>
          </draw:frame>
          <draw:frame draw:style-name="gr11" draw:text-style-name="P1" draw:layer="layout" svg:width="2.055cm" svg:height="0.725cm" svg:x="18.518cm" svg:y="13.603cm">
            <draw:text-box>
              <text:p text:style-name="P2"><text:span text:style-name="T1">F</text:span></text:p>
            </draw:text-box>
          </draw:frame>
          <draw:custom-shape draw:style-name="gr16" draw:text-style-name="P2" draw:layer="layout" svg:width="1.4cm" svg:height="0.722cm" svg:x="9.554cm" svg:y="13.603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1.275cm" svg:height="0.722cm" svg:x="17.273cm" svg:y="13.603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2" draw:layer="layout" svg:x1="4.666cm" svg:y1="13.26cm" svg:x2="4.666cm" svg:y2="18.863cm">
            <text:p/>
          </draw:line>
          <draw:line draw:style-name="gr17" draw:text-style-name="P2" draw:layer="layout" svg:x1="6.615cm" svg:y1="11.684cm" svg:x2="6.615cm" svg:y2="17.027cm">
            <text:p/>
          </draw:line>
          <draw:line draw:style-name="gr17" draw:text-style-name="P2" draw:layer="layout" svg:x1="13.064cm" svg:y1="11.517cm" svg:x2="13.064cm" svg:y2="16.704cm">
            <text:p/>
          </draw:line>
          <draw:line draw:style-name="gr17" draw:text-style-name="P2" draw:layer="layout" svg:x1="10.964cm" svg:y1="11.634cm" svg:x2="10.964cm" svg:y2="17.089cm">
            <text:p/>
          </draw:line>
          <draw:line draw:style-name="gr17" draw:text-style-name="P2" draw:layer="layout" svg:x1="15.113cm" svg:y1="15.328cm" svg:x2="15.113cm" svg:y2="18.77cm">
            <text:p/>
          </draw:line>
          <draw:line draw:style-name="gr17" draw:text-style-name="P2" draw:layer="layout" svg:x1="18.562cm" svg:y1="11.393cm" svg:x2="18.562cm" svg:y2="17.276cm">
            <text:p/>
          </draw:line>
          <draw:g>
            <draw:line draw:style-name="gr18" draw:text-style-name="P2" draw:layer="layout" svg:x1="19.331cm" svg:y1="19.066cm" svg:x2="21.73cm" svg:y2="19.066cm">
              <text:p/>
            </draw:line>
            <draw:frame draw:style-name="gr19" draw:text-style-name="P7" draw:layer="layout" svg:width="1.57cm" svg:height="0.806cm" svg:x="19.066cm" svg:y="18.251cm">
              <draw:text-box>
                <text:p text:style-name="P2"><text:span text:style-name="T3">time</text:span></text:p>
              </draw:text-box>
            </draw:frame>
          </draw:g>
        </draw:g>
        <draw:g>
          <draw:frame draw:style-name="gr11" draw:text-style-name="P1" draw:layer="layout" svg:width="1.904cm" svg:height="0.725cm" svg:x="2.083cm" svg:y="4.947cm">
            <draw:text-box>
              <text:p text:style-name="P2"><text:span text:style-name="T1">A</text:span></text:p>
            </draw:text-box>
          </draw:frame>
          <draw:frame draw:style-name="gr12" draw:text-style-name="P1" draw:layer="layout" svg:width="5.261cm" svg:height="0.725cm" svg:x="4.123cm" svg:y="7.695cm">
            <draw:text-box>
              <text:p text:style-name="P2"><text:span text:style-name="T1">B2</text:span></text:p>
            </draw:text-box>
          </draw:frame>
          <draw:frame draw:style-name="gr12" draw:text-style-name="P1" draw:layer="layout" svg:width="2.455cm" svg:height="0.725cm" svg:x="6.647cm" svg:y="1.949cm">
            <draw:text-box>
              <text:p text:style-name="P2"><text:span text:style-name="T1">C1</text:span></text:p>
            </draw:text-box>
          </draw:frame>
          <draw:frame draw:style-name="gr12" draw:text-style-name="P1" draw:layer="layout" svg:width="1.701cm" svg:height="0.725cm" svg:x="6.639cm" svg:y="5.596cm">
            <draw:text-box>
              <text:p text:style-name="P2"><text:span text:style-name="T1">C3</text:span></text:p>
            </draw:text-box>
          </draw:frame>
          <draw:frame draw:style-name="gr12" draw:text-style-name="P1" draw:layer="layout" svg:width="3.563cm" svg:height="0.725cm" svg:x="13.053cm" svg:y="5.596cm">
            <draw:text-box>
              <text:p text:style-name="P2"><text:span text:style-name="T1">E3</text:span></text:p>
            </draw:text-box>
          </draw:frame>
          <draw:frame draw:style-name="gr12" draw:text-style-name="P1" draw:layer="layout" svg:width="4.495cm" svg:height="0.725cm" svg:x="13.074cm" svg:y="1.951cm">
            <draw:text-box>
              <text:p text:style-name="P2"><text:span text:style-name="T1">E1</text:span></text:p>
            </draw:text-box>
          </draw:frame>
          <draw:custom-shape draw:style-name="gr16" draw:text-style-name="P2" draw:layer="layout" svg:width="1.887cm" svg:height="0.722cm" svg:x="8.309cm" svg:y="5.5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" draw:text-style-name="P1" draw:layer="layout" svg:width="2.503cm" svg:height="0.725cm" svg:x="4.093cm" svg:y="3.549cm">
            <draw:text-box>
              <text:p text:style-name="P2"><text:span text:style-name="T1">B1</text:span></text:p>
            </draw:text-box>
          </draw:frame>
          <draw:frame draw:style-name="gr12" draw:text-style-name="P1" draw:layer="layout" svg:width="3.679cm" svg:height="0.725cm" svg:x="6.622cm" svg:y="3.549cm">
            <draw:text-box>
              <text:p text:style-name="P2"><text:span text:style-name="T1">C2</text:span></text:p>
            </draw:text-box>
          </draw:frame>
          <draw:frame draw:style-name="gr12" draw:text-style-name="P1" draw:layer="layout" svg:width="2.95cm" svg:height="0.725cm" svg:x="10.09cm" svg:y="3.549cm">
            <draw:text-box>
              <text:p text:style-name="P2"><text:span text:style-name="T1">D</text:span></text:p>
            </draw:text-box>
          </draw:frame>
          <draw:frame draw:style-name="gr12" draw:text-style-name="P1" draw:layer="layout" svg:width="3.225cm" svg:height="0.725cm" svg:x="13.074cm" svg:y="3.549cm">
            <draw:text-box>
              <text:p text:style-name="P2"><text:span text:style-name="T1">E2</text:span></text:p>
            </draw:text-box>
          </draw:frame>
          <draw:frame draw:style-name="gr11" draw:text-style-name="P1" draw:layer="layout" svg:width="2.767cm" svg:height="0.725cm" svg:x="17.518cm" svg:y="3.549cm">
            <draw:text-box>
              <text:p text:style-name="P2"><text:span text:style-name="T1">F</text:span></text:p>
            </draw:text-box>
          </draw:frame>
          <draw:custom-shape draw:style-name="gr16" draw:text-style-name="P2" draw:layer="layout" svg:width="1.071cm" svg:height="0.722cm" svg:x="9.054cm" svg:y="1.94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1.275cm" svg:height="0.722cm" svg:x="16.273cm" svg:y="3.549cm">
            <text:p/>
            <draw:enhanced-geometry svg:viewBox="0 0 21600 21600" draw:type="rectangle" draw:enhanced-path="M 0 0 L 21600 0 21600 21600 0 21600 0 0 Z N"/>
          </draw:custom-shape>
          <draw:g>
            <draw:line draw:style-name="gr18" draw:text-style-name="P2" draw:layer="layout" svg:x1="19.331cm" svg:y1="9.012cm" svg:x2="21.73cm" svg:y2="9.012cm">
              <text:p/>
            </draw:line>
            <draw:frame draw:style-name="gr19" draw:text-style-name="P7" draw:layer="layout" svg:width="1.57cm" svg:height="0.806cm" svg:x="19.066cm" svg:y="8.197cm">
              <draw:text-box>
                <text:p text:style-name="P2"><text:span text:style-name="T3">time</text:span></text:p>
              </draw:text-box>
            </draw:frame>
          </draw:g>
          <draw:custom-shape draw:style-name="gr16" draw:text-style-name="P2" draw:layer="layout" svg:width="3.71cm" svg:height="0.722cm" svg:x="9.308cm" svg:y="7.6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" draw:layer="layout" svg:width="0.997cm" svg:height="0.722cm" svg:x="16.572cm" svg:y="5.596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2" draw:layer="layout" svg:x1="4.066cm" svg:y1="3.206cm" svg:x2="4.066cm" svg:y2="8.809cm">
            <text:p/>
          </draw:line>
          <draw:line draw:style-name="gr17" draw:text-style-name="P2" draw:layer="layout" svg:x1="6.615cm" svg:y1="1.63cm" svg:x2="6.615cm" svg:y2="6.973cm">
            <text:p/>
          </draw:line>
          <draw:line draw:style-name="gr17" draw:text-style-name="P2" draw:layer="layout" svg:x1="13.064cm" svg:y1="1.463cm" svg:x2="13.064cm" svg:y2="8.706cm">
            <text:p/>
          </draw:line>
          <draw:line draw:style-name="gr17" draw:text-style-name="P2" draw:layer="layout" svg:x1="10.164cm" svg:y1="1.58cm" svg:x2="10.164cm" svg:y2="7.035cm">
            <text:p/>
          </draw:line>
          <draw:line draw:style-name="gr17" draw:text-style-name="P2" draw:layer="layout" svg:x1="17.562cm" svg:y1="1.339cm" svg:x2="17.562cm" svg:y2="7.222cm">
            <text:p/>
          </draw:line>
        </draw:g>
        <draw:frame draw:style-name="gr20" draw:text-style-name="P7" draw:layer="layout" svg:width="3.329cm" svg:height="0.806cm" svg:x="10.253cm" svg:y="9.122cm">
          <draw:text-box>
            <text:p text:style-name="P2"><text:span text:style-name="T3">Execution 1</text:span></text:p>
          </draw:text-box>
        </draw:frame>
        <draw:frame draw:style-name="gr20" draw:text-style-name="P7" draw:layer="layout" svg:width="3.329cm" svg:height="0.806cm" svg:x="10.253cm" svg:y="19.222cm">
          <draw:text-box>
            <text:p text:style-name="P2"><text:span text:style-name="T3">Execution 2</text:span></text:p>
          </draw:text-box>
        </draw:frame>
      </draw:page>
      <draw:page draw:name="page5" draw:style-name="dp1" draw:master-page-name="Default">
        <draw:connector draw:style-name="gr1" draw:text-style-name="P1" draw:layer="layout" draw:type="curve" svg:x1="3.486cm" svg:y1="3.062cm" svg:x2="6.314cm" svg:y2="3.062cm" draw:start-shape="id34" draw:start-glue-point="1" draw:end-shape="id35" draw:end-glue-point="3" svg:d="m3486 3062h2828" svg:viewBox="0 0 2829 1">
          <text:p/>
        </draw:connector>
        <draw:connector draw:style-name="gr1" draw:text-style-name="P1" draw:layer="layout" draw:type="curve" svg:x1="7.385cm" svg:y1="3.062cm" svg:x2="10.257cm" svg:y2="3.062cm" draw:start-shape="id35" draw:start-glue-point="1" draw:end-shape="id36" draw:end-glue-point="3" svg:d="m7385 3062h2872" svg:viewBox="0 0 2873 1">
          <text:p/>
        </draw:connector>
        <draw:connector draw:style-name="gr10" draw:text-style-name="P1" draw:layer="layout" draw:type="curve" svg:x1="11.349cm" svg:y1="3.062cm" svg:x2="14.307cm" svg:y2="3.062cm" draw:start-shape="id36" draw:start-glue-point="1" draw:end-shape="id37" draw:end-glue-point="3" svg:d="m11349 3062h2958" svg:viewBox="0 0 2959 1">
          <text:p/>
        </draw:connector>
        <draw:connector draw:style-name="gr3" draw:text-style-name="P1" draw:layer="layout" draw:type="curve" svg:x1="15.353cm" svg:y1="3.062cm" svg:x2="18.141cm" svg:y2="3.062cm" draw:start-shape="id37" draw:start-glue-point="1" draw:end-shape="id38" draw:end-glue-point="3" svg:d="m15353 3062h2788" svg:viewBox="0 0 2789 1">
          <text:p/>
        </draw:connector>
        <draw:connector draw:style-name="gr10" draw:text-style-name="P1" draw:layer="layout" draw:type="curve" svg:x1="19.279cm" svg:y1="3.062cm" svg:x2="22.194cm" svg:y2="3.062cm" draw:start-shape="id38" draw:start-glue-point="1" draw:end-shape="id39" draw:end-glue-point="3" svg:d="m19279 3062h2915" svg:viewBox="0 0 2916 1">
          <text:p/>
        </draw:connector>
        <draw:frame draw:style-name="gr11" draw:text-style-name="P1" xml:id="id34" draw:id="id34" draw:layer="layout" svg:width="1.179cm" svg:height="0.725cm" svg:x="2.307cm" svg:y="2.7cm">
          <draw:text-box>
            <text:p text:style-name="P2"><text:span text:style-name="T1">A</text:span></text:p>
          </draw:text-box>
        </draw:frame>
        <draw:frame draw:style-name="gr12" draw:text-style-name="P1" xml:id="id35" draw:id="id35" draw:layer="layout" svg:width="1.071cm" svg:height="0.725cm" svg:x="6.314cm" svg:y="2.7cm">
          <draw:text-box>
            <text:p text:style-name="P2"><text:span text:style-name="T1">B</text:span></text:p>
          </draw:text-box>
        </draw:frame>
        <draw:frame draw:style-name="gr12" draw:text-style-name="P1" xml:id="id36" draw:id="id36" draw:layer="layout" svg:width="1.092cm" svg:height="0.725cm" svg:x="10.257cm" svg:y="2.7cm">
          <draw:text-box>
            <text:p text:style-name="P2"><text:span text:style-name="T1">C</text:span></text:p>
          </draw:text-box>
        </draw:frame>
        <draw:frame draw:style-name="gr12" draw:text-style-name="P1" xml:id="id37" draw:id="id37" draw:layer="layout" svg:width="1.046cm" svg:height="0.725cm" svg:x="14.307cm" svg:y="2.7cm">
          <draw:text-box>
            <text:p text:style-name="P2"><text:span text:style-name="T1">D</text:span></text:p>
          </draw:text-box>
        </draw:frame>
        <draw:frame draw:style-name="gr12" draw:text-style-name="P1" xml:id="id38" draw:id="id38" draw:layer="layout" svg:width="1.138cm" svg:height="0.725cm" svg:x="18.141cm" svg:y="2.7cm">
          <draw:text-box>
            <text:p text:style-name="P2"><text:span text:style-name="T1">E</text:span></text:p>
          </draw:text-box>
        </draw:frame>
        <draw:frame draw:style-name="gr11" draw:text-style-name="P1" xml:id="id39" draw:id="id39" draw:layer="layout" svg:width="1.064cm" svg:height="0.725cm" svg:x="22.194cm" svg:y="2.7cm">
          <draw:text-box>
            <text:p text:style-name="P2"><text:span text:style-name="T1">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Asplin</meta:initial-creator>
    <meta:creation-date>2014-11-18T16:20:40</meta:creation-date>
    <dc:date>2014-11-25T10:34:13</dc:date>
    <dc:creator>Jo Asplin</dc:creator>
    <meta:editing-duration>PT13H31M43S</meta:editing-duration>
    <meta:editing-cycles>145</meta:editing-cycles>
    <meta:generator>LibreOffice/3.5$Linux_X86_64 LibreOffice_project/350m1$Build-2</meta:generator>
    <meta:document-statistic meta:object-count="161"/>
  </office:meta>
</office:document-meta>
</file>